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3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Nachlieli CLM" svg:font-family="'Nachlieli CLM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style:font-name="David CLM" officeooo:rsid="02d00e5f" officeooo:paragraph-rsid="032aa1da" style:font-name-complex="David CLM"/>
    </style:style>
    <style:style style:name="P4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David CLM" fo:font-size="12pt" officeooo:rsid="06f60635" officeooo:paragraph-rsid="06f60635" style:font-size-asian="12pt" style:font-name-complex="David CLM" style:font-size-complex="12pt"/>
    </style:style>
    <style:style style:name="P5" style:family="paragraph" style:parent-style-name="Heading_20_2">
      <style:paragraph-properties fo:text-align="end" style:justify-single-word="false" style:writing-mode="rl-tb"/>
      <style:text-properties style:use-window-font-color="true" loext:opacity="0%" style:font-name="David CLM" style:font-name-complex="David CLM"/>
    </style:style>
    <style:style style:name="P6" style:family="paragraph" style:parent-style-name="Heading_20_2">
      <style:paragraph-properties fo:line-height="100%" fo:text-align="end" style:justify-single-word="false" style:writing-mode="rl-tb"/>
      <style:text-properties style:use-window-font-color="true" loext:opacity="0%" style:font-name="David CLM" style:font-name-complex="David CLM"/>
    </style:style>
    <style:style style:name="P7" style:family="paragraph" style:parent-style-name="Default_7e_LT_7e_Gliederung_20_1">
      <style:paragraph-properties fo:text-align="end" style:justify-single-word="false" style:writing-mode="rl-tb"/>
    </style:style>
    <style:style style:name="P8" style:family="paragraph" style:parent-style-name="Default_7e_LT_7e_Gliederung_20_1">
      <style:paragraph-properties fo:text-align="end" style:justify-single-word="false" style:writing-mode="rl-tb"/>
      <style:text-properties officeooo:paragraph-rsid="06fe5f73"/>
    </style:style>
    <style:style style:name="P9" style:family="paragraph" style:parent-style-name="Default_7e_LT_7e_Gliederung_20_1">
      <style:paragraph-properties fo:text-align="end" style:justify-single-word="false" style:writing-mode="rl-tb"/>
      <style:text-properties officeooo:paragraph-rsid="07071f8f"/>
    </style:style>
    <style:style style:name="P10" style:family="paragraph" style:parent-style-name="Default_7e_LT_7e_Gliederung_20_1">
      <style:paragraph-properties fo:text-align="end" style:justify-single-word="false" style:writing-mode="rl-tb"/>
      <style:text-properties style:use-window-font-color="true" loext:opacity="0%" style:font-name="David CLM" fo:font-size="12pt" officeooo:paragraph-rsid="06f669c3" style:font-size-asian="12pt" style:font-name-complex="David CLM" style:font-size-complex="12pt"/>
    </style:style>
    <style:style style:name="P11" style:family="paragraph" style:parent-style-name="Default_7e_LT_7e_Gliederung_20_1">
      <style:paragraph-properties fo:text-align="end" style:justify-single-word="false" style:writing-mode="rl-tb"/>
      <style:text-properties style:use-window-font-color="true" loext:opacity="0%" style:font-name="David CLM" fo:font-size="12pt" officeooo:paragraph-rsid="06f73d6a" style:font-size-asian="12pt" style:font-name-complex="David CLM" style:font-size-complex="12pt"/>
    </style:style>
    <style:style style:name="P12" style:family="paragraph" style:parent-style-name="Default_7e_LT_7e_Gliederung_20_1">
      <style:paragraph-properties fo:text-align="end" style:justify-single-word="false" style:writing-mode="rl-tb"/>
      <style:text-properties style:use-window-font-color="true" loext:opacity="0%" style:font-name="David CLM" fo:font-size="12pt" officeooo:paragraph-rsid="06f87d89" style:font-size-asian="12pt" style:font-name-complex="David CLM" style:font-size-complex="12pt"/>
    </style:style>
    <style:style style:name="P13" style:family="paragraph" style:parent-style-name="Default_7e_LT_7e_Gliederung_20_1">
      <style:paragraph-properties fo:text-align="end" style:justify-single-word="false" style:writing-mode="rl-tb"/>
      <style:text-properties style:use-window-font-color="true" loext:opacity="0%" style:font-name="David CLM" fo:font-size="12pt" officeooo:paragraph-rsid="06fbf160" style:font-size-asian="12pt" style:font-name-complex="David CLM" style:font-size-complex="12pt"/>
    </style:style>
    <style:style style:name="P14" style:family="paragraph" style:parent-style-name="Default_7e_LT_7e_Gliederung_20_1">
      <style:paragraph-properties fo:text-align="end" style:justify-single-word="false" style:writing-mode="rl-tb"/>
      <style:text-properties style:use-window-font-color="true" loext:opacity="0%" style:font-name="David CLM" fo:font-size="12pt" officeooo:rsid="06f87d89" officeooo:paragraph-rsid="06f87d89" style:font-size-asian="12pt" style:font-name-complex="David CLM" style:font-size-complex="12pt"/>
    </style:style>
    <style:style style:name="P15" style:family="paragraph" style:parent-style-name="Default_7e_LT_7e_Gliederung_20_1">
      <style:paragraph-properties fo:text-align="end" style:justify-single-word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normal" fo:text-shadow="none" style:text-underline-style="none" fo:font-weight="normal" officeooo:paragraph-rsid="06fbf160" style:letter-kerning="true" style:font-size-asian="12pt" style:font-style-asian="normal" style:font-weight-asian="normal" style:font-name-complex="David CLM" style:font-size-complex="12pt" style:text-emphasize="none"/>
    </style:style>
    <style:style style:name="P16" style:family="paragraph" style:parent-style-name="Default_7e_LT_7e_Gliederung_20_1">
      <style:paragraph-properties fo:text-align="end" style:justify-single-word="false" style:writing-mode="rl-tb"/>
      <style:text-properties officeooo:rsid="07066481" officeooo:paragraph-rsid="07066481"/>
    </style:style>
    <style:style style:name="P17" style:family="paragraph" style:parent-style-name="Default_7e_LT_7e_Gliederung_20_1">
      <style:paragraph-properties fo:text-align="start" style:justify-single-word="false" style:writing-mode="lr-tb"/>
      <style:text-properties style:use-window-font-color="true" loext:opacity="0%" style:font-name="David CLM" fo:font-size="12pt" officeooo:paragraph-rsid="06f50f70" style:font-size-asian="12pt" style:font-name-complex="David CLM" style:font-size-complex="12pt"/>
    </style:style>
    <style:style style:name="P18" style:family="paragraph" style:parent-style-name="Default_7e_LT_7e_Gliederung_20_1">
      <style:paragraph-properties fo:text-align="start" style:justify-single-word="false" style:writing-mode="lr-tb"/>
      <style:text-properties style:use-window-font-color="true" loext:opacity="0%" style:font-name="David CLM" fo:font-size="12pt" officeooo:paragraph-rsid="06fe5f73" style:font-size-asian="12pt" style:font-name-complex="David CLM" style:font-size-complex="12pt"/>
    </style:style>
    <style:style style:name="P19" style:family="paragraph" style:parent-style-name="Default">
      <style:paragraph-properties fo:margin-left="0.7874in" fo:margin-right="0in" fo:margin-top="0in" fo:margin-bottom="0in" style:contextual-spacing="false" style:line-height-at-least="0.139in" fo:text-align="start" style:justify-single-word="false" fo:text-indent="0in" style:auto-text-indent="false" style:writing-mode="lr-tb"/>
      <style:text-properties style:use-window-font-color="true" loext:opacity="0%" style:font-name="David CLM" fo:font-size="12pt" officeooo:paragraph-rsid="06fe9b7b" style:font-size-asian="12pt" style:font-name-complex="David CLM" style:font-size-complex="12pt"/>
    </style:style>
    <style:style style:name="P20" style:family="paragraph" style:parent-style-name="Default">
      <style:paragraph-properties fo:margin-left="0.7874in" fo:margin-right="0in" fo:margin-top="0in" fo:margin-bottom="0in" style:contextual-spacing="false" style:line-height-at-least="0.139in" fo:text-align="start" style:justify-single-word="false" fo:text-indent="0in" style:auto-text-indent="false" style:writing-mode="lr-tb"/>
      <style:text-properties style:use-window-font-color="true" loext:opacity="0%" style:font-name="David CLM" fo:font-size="12pt" officeooo:rsid="0703ba20" officeooo:paragraph-rsid="0703ba20" style:font-size-asian="12pt" style:font-name-complex="David CLM" style:font-size-complex="12pt"/>
    </style:style>
    <style:style style:name="P21" style:family="paragraph" style:parent-style-name="Default_7e_LT_7e_Gliederung_20_1">
      <style:paragraph-properties fo:margin-left="0.7874in" fo:margin-right="0in" fo:text-align="end" style:justify-single-word="false" fo:text-indent="0in" style:auto-text-indent="false" style:writing-mode="rl-tb"/>
      <style:text-properties style:use-window-font-color="true" loext:opacity="0%" style:font-name="David CLM" fo:font-size="12pt" style:font-size-asian="12pt" style:font-name-complex="David CLM" style:font-size-complex="12pt"/>
    </style:style>
    <style:style style:name="P22" style:family="paragraph" style:parent-style-name="Default_7e_LT_7e_Gliederung_20_1">
      <style:paragraph-properties fo:margin-left="0.7874in" fo:margin-right="0in" fo:text-align="end" style:justify-single-word="false" fo:text-indent="0in" style:auto-text-indent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P23" style:family="paragraph" style:parent-style-name="Default_7e_LT_7e_Gliederung_20_1">
      <style:paragraph-properties fo:margin-left="0.7874in" fo:margin-right="0in" fo:text-align="start" style:justify-single-word="false" fo:text-indent="0in" style:auto-text-indent="false" style:writing-mode="lr-tb"/>
      <style:text-properties style:use-window-font-color="true" loext:opacity="0%" style:font-name="David CLM" fo:font-size="12pt" style:font-size-asian="12pt" style:font-name-complex="David CLM" style:font-size-complex="12pt"/>
    </style:style>
    <style:style style:name="P24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avid CLM" fo:font-size="12pt" style:font-size-asian="12pt" style:font-name-complex="David CLM" style:font-size-complex="12pt"/>
    </style:style>
    <style:style style:name="P25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avid CLM" fo:font-size="12pt" fo:font-style="normal" style:font-size-asian="12pt" style:font-style-asian="normal" style:font-name-complex="David CLM" style:font-size-complex="12pt" style:font-style-complex="normal"/>
    </style:style>
    <style:style style:name="P26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normal" fo:text-shadow="none" style:text-underline-style="none" fo:font-weight="normal" officeooo:rsid="06f669c3" officeooo:paragraph-rsid="06f669c3" style:letter-kerning="true" style:font-size-asian="12pt" style:font-style-asian="normal" style:font-weight-asian="normal" style:font-name-complex="David CLM" style:font-size-complex="12pt" style:text-emphasize="none"/>
    </style:style>
    <style:style style:name="P27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font-name="David CLM" fo:font-size="12pt" officeooo:rsid="06e928d1" officeooo:paragraph-rsid="06e928d1" style:font-size-asian="12pt" style:font-name-complex="David CLM" style:font-size-complex="12pt"/>
    </style:style>
    <style:style style:name="P28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font-name="David CLM" fo:font-size="12pt" officeooo:rsid="0712154e" officeooo:paragraph-rsid="0712154e" style:font-size-asian="12pt" style:font-name-complex="David CLM" style:font-size-complex="12pt"/>
    </style:style>
    <style:style style:name="P29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font-name="David CLM" fo:font-size="12pt" officeooo:rsid="07131afd" officeooo:paragraph-rsid="07131afd" style:font-size-asian="12pt" style:font-name-complex="David CLM" style:font-size-complex="12pt"/>
    </style:style>
    <style:style style:name="P30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text-position="9% 100%" style:font-name="David CLM" fo:font-size="12pt" officeooo:rsid="06edb803" officeooo:paragraph-rsid="07131afd" style:font-size-asian="12pt" style:font-name-complex="David CLM" style:font-size-complex="12pt"/>
    </style:style>
    <style:style style:name="P31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avid CLM" fo:font-size="12pt" style:font-size-asian="12pt" style:font-name-complex="David CLM" style:font-size-complex="12pt"/>
    </style:style>
    <style:style style:name="P32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avid CLM" fo:font-size="12pt" officeooo:paragraph-rsid="0719645f" style:font-size-asian="12pt" style:font-name-complex="David CLM" style:font-size-complex="12pt"/>
    </style:style>
    <style:style style:name="P33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officeooo:paragraph-rsid="071f9511"/>
    </style:style>
    <style:style style:name="P34" style:family="paragraph" style:parent-style-name="Default_7e_LT_7e_Gliederung_20_1">
      <style:paragraph-properties fo:margin-left="0.7874in" fo:margin-right="0in" fo:text-align="end" style:justify-single-word="false" fo:text-indent="0in" style:auto-text-indent="false" style:writing-mode="rl-tb"/>
      <style:text-properties style:use-window-font-color="true" loext:opacity="0%" style:font-name="David CLM" fo:font-size="12pt" style:font-size-asian="12pt" style:font-name-complex="David CLM" style:font-size-complex="12pt"/>
    </style:style>
    <style:style style:name="P35" style:family="paragraph" style:parent-style-name="Default_7e_LT_7e_Gliederung_20_1">
      <style:paragraph-properties fo:margin-left="0.7874in" fo:margin-right="0in" fo:text-align="end" style:justify-single-word="false" fo:text-indent="0in" style:auto-text-indent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normal" fo:text-shadow="none" style:text-underline-style="none" fo:font-weight="normal" officeooo:rsid="071617f2" officeooo:paragraph-rsid="071617f2" style:letter-kerning="true" style:font-name-asian="DejaVu Sans" style:font-size-asian="12pt" style:font-style-asian="normal" style:font-weight-asian="normal" style:font-name-complex="David CLM" style:font-size-complex="12pt" style:text-emphasize="none"/>
    </style:style>
    <style:style style:name="P36" style:family="paragraph" style:parent-style-name="Default_7e_LT_7e_Gliederung_20_1">
      <style:paragraph-properties fo:text-align="end" style:justify-single-word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66481" officeooo:paragraph-rsid="07066481" style:letter-kerning="true" style:font-size-asian="12pt" style:font-style-asian="italic" style:font-weight-asian="normal" style:font-name-complex="David CLM" style:font-size-complex="12pt" style:text-emphasize="none"/>
    </style:style>
    <style:style style:name="P37" style:family="paragraph" style:parent-style-name="Heading_20_1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font-name="David CLM" officeooo:rsid="06e928d1" officeooo:paragraph-rsid="06e928d1" style:font-name-complex="David CLM"/>
    </style:style>
    <style:style style:name="P38" style:family="paragraph" style:parent-style-name="Heading_20_2">
      <style:paragraph-properties fo:line-height="100%" fo:text-align="end" style:justify-single-word="false" style:writing-mode="rl-tb"/>
      <style:text-properties fo:color="#468a1a" loext:opacity="100%" style:font-name="David CLM" fo:font-size="12pt" fo:language="en" fo:country="US" fo:font-style="normal" fo:font-weight="normal" officeooo:rsid="0719645f" officeooo:paragraph-rsid="0719645f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P39" style:family="paragraph" style:parent-style-name="Standard">
      <style:text-properties officeooo:paragraph-rsid="0719645f"/>
    </style:style>
    <style:style style:name="P40" style:family="paragraph" style:parent-style-name="Standard">
      <style:text-properties fo:language="en" fo:country="US" officeooo:rsid="0719645f" officeooo:paragraph-rsid="0719645f"/>
    </style:style>
    <style:style style:name="P41" style:family="paragraph" style:parent-style-name="Standard">
      <style:text-properties officeooo:paragraph-rsid="071a732a"/>
    </style:style>
    <style:style style:name="P42" style:family="paragraph" style:parent-style-name="Standard">
      <style:text-properties officeooo:paragraph-rsid="071b3260"/>
    </style:style>
    <style:style style:name="P43" style:family="paragraph" style:parent-style-name="Standard">
      <style:text-properties officeooo:paragraph-rsid="07208ecc"/>
    </style:style>
    <style:style style:name="P44" style:family="paragraph" style:parent-style-name="Standard">
      <style:paragraph-properties fo:text-align="start" style:justify-single-word="false" style:writing-mode="lr-tb"/>
      <style:text-properties officeooo:paragraph-rsid="071baa5e"/>
    </style:style>
    <style:style style:name="P45" style:family="paragraph" style:parent-style-name="Standard">
      <style:paragraph-properties fo:text-align="start" style:justify-single-word="false" style:writing-mode="lr-tb"/>
      <style:text-properties officeooo:paragraph-rsid="071c8679"/>
    </style:style>
    <style:style style:name="P46" style:family="paragraph" style:parent-style-name="Standard">
      <style:paragraph-properties fo:text-align="end" style:justify-single-word="false" style:writing-mode="rl-tb"/>
      <style:text-properties officeooo:paragraph-rsid="071c8679"/>
    </style:style>
    <style:style style:name="P47" style:family="paragraph" style:parent-style-name="Standard">
      <style:paragraph-properties fo:text-align="end" style:justify-single-word="false" style:writing-mode="rl-tb"/>
      <style:text-properties officeooo:paragraph-rsid="071f448e"/>
    </style:style>
    <style:style style:name="P48" style:family="paragraph" style:parent-style-name="Standard">
      <style:paragraph-properties fo:text-align="end" style:justify-single-word="false" style:writing-mode="rl-tb"/>
      <style:text-properties fo:font-weight="normal" officeooo:paragraph-rsid="071c8679" style:font-weight-asian="normal" style:font-weight-complex="normal"/>
    </style:style>
    <style:style style:name="P49" style:family="paragraph" style:parent-style-name="Text_20_body" style:list-style-name="L1">
      <style:paragraph-properties fo:line-height="100%" fo:text-align="start" style:justify-single-word="false" style:writing-mode="lr-tb"/>
      <style:text-properties officeooo:paragraph-rsid="06ad59d3"/>
    </style:style>
    <style:style style:name="P50" style:family="paragraph" style:parent-style-name="Text_20_body" style:list-style-name="L2">
      <style:paragraph-properties fo:margin-top="0in" fo:margin-bottom="0in" style:contextual-spacing="false" fo:text-align="start" style:justify-single-word="false" style:writing-mode="lr-tb"/>
      <style:text-properties style:use-window-font-color="true" loext:opacity="0%" style:font-name="David CLM" officeooo:paragraph-rsid="06f22ffe" style:font-name-complex="David CLM"/>
    </style:style>
    <style:style style:name="T1" style:family="text">
      <style:text-properties style:text-position="9% 100%"/>
    </style:style>
    <style:style style:name="T2" style:family="text">
      <style:text-properties style:text-position="9% 100%" officeooo:rsid="06ea57d1"/>
    </style:style>
    <style:style style:name="T3" style:family="text">
      <style:text-properties style:text-position="9% 100%" officeooo:rsid="06edb803"/>
    </style:style>
    <style:style style:name="T4" style:family="text">
      <style:text-properties style:text-position="9% 100%" officeooo:rsid="06ad59d3"/>
    </style:style>
    <style:style style:name="T5" style:family="text">
      <style:text-properties style:text-position="9% 100%" officeooo:rsid="06f50f70"/>
    </style:style>
    <style:style style:name="T6" style:family="text">
      <style:text-properties style:text-position="9% 100%" officeooo:rsid="06f60635"/>
    </style:style>
    <style:style style:name="T7" style:family="text">
      <style:text-properties style:text-position="9% 100%" fo:font-weight="bold" officeooo:rsid="06edb803" style:font-weight-asian="bold" style:font-weight-complex="bold"/>
    </style:style>
    <style:style style:name="T8" style:family="text">
      <style:text-properties fo:color="#006600" loext:opacity="100%" style:text-outline="false" style:text-line-through-style="none" style:text-line-through-type="none" style:text-position="3% 100%" style:font-name="Nachlieli CLM" fo:font-size="12pt" fo:font-style="normal" fo:text-shadow="none" style:text-underline-style="none" fo:font-weight="normal" officeooo:rsid="07066481" style:letter-kerning="true" style:font-size-asian="12pt" style:font-style-asian="normal" style:font-weight-asian="normal" style:font-name-complex="David CLM" style:font-size-complex="12pt" style:text-emphasize="none"/>
    </style:style>
    <style:style style:name="T9" style:family="text">
      <style:text-properties style:text-outline="false" style:text-line-through-style="none" style:text-line-through-type="none" style:text-position="8% 100%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10" style:family="text">
      <style:text-properties style:text-outline="false" style:text-line-through-style="none" style:text-line-through-type="none" style:text-position="8% 100%" fo:font-style="normal" fo:text-shadow="none" style:text-underline-style="none" fo:font-weight="normal" style:letter-kerning="true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style:text-position="9% 100%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12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style:letter-kerning="true" style:font-style-asian="normal" style:font-weight-asian="normal" style:text-emphasize="none"/>
    </style:style>
    <style:style style:name="T13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ad59d3" style:letter-kerning="true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f50f70" style:letter-kerning="true" style:font-style-asian="normal" style:font-weight-asian="normal" style:text-emphasize="none"/>
    </style:style>
    <style:style style:name="T15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f60635" style:letter-kerning="true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style:text-position="9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7" style:family="text">
      <style:text-properties style:text-outline="false" style:text-line-through-style="none" style:text-line-through-type="none" style:text-position="31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8" style:family="text">
      <style:text-properties style:text-outline="false" style:text-line-through-style="none" style:text-line-through-type="none" style:text-position="-31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9" style:family="text">
      <style:text-properties style:text-outline="false" style:text-line-through-style="none" style:text-line-through-type="none" style:text-position="-31% 100%" fo:text-shadow="none" style:text-underline-style="none" fo:font-weight="normal" style:letter-kerning="true" style:font-weight-asian="normal" style:text-emphasize="none"/>
    </style:style>
    <style:style style:name="T20" style:family="text">
      <style:text-properties style:text-outline="false" style:text-line-through-style="none" style:text-line-through-type="none" style:text-position="-31% 100%" style:font-name="Monospace" fo:language="en" fo:country="US" fo:font-style="italic" fo:text-shadow="none" style:text-underline-style="none" fo:font-weight="normal" officeooo:rsid="0719645f" style:letter-kerning="true" style:font-size-asian="10.5pt" style:font-style-asian="italic" style:font-weight-asian="normal" style:font-name-complex="David CLM1" style:font-weight-complex="normal" style:text-emphasize="none"/>
    </style:style>
    <style:style style:name="T21" style:family="text">
      <style:text-properties style:text-outline="false" style:text-line-through-style="none" style:text-line-through-type="none" style:text-position="-31% 100%" style:font-name="Monospace" fo:language="en" fo:country="US" fo:font-style="italic" fo:text-shadow="none" style:text-underline-style="none" officeooo:rsid="0719645f" style:letter-kerning="true" style:font-size-asian="10.5pt" style:font-style-asian="italic" style:font-name-complex="David CLM1" style:font-style-complex="normal" style:text-emphasize="none"/>
    </style:style>
    <style:style style:name="T22" style:family="text">
      <style:text-properties style:text-outline="false" style:text-line-through-style="none" style:text-line-through-type="none" style:text-position="-32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23" style:family="text">
      <style:text-properties style:text-outline="false" style:text-line-through-style="none" style:text-line-through-type="none" style:text-position="-32% 100%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24" style:family="text">
      <style:text-properties style:text-outline="false" style:text-line-through-style="none" style:text-line-through-type="none" style:text-position="-32% 100%" style:font-name="David CLM" fo:font-style="italic" fo:text-shadow="none" style:text-underline-style="none" fo:font-weight="normal" officeooo:rsid="06fe9b7b" style:letter-kerning="true" style:font-style-asian="italic" style:font-weight-asian="normal" style:font-name-complex="David CLM" style:text-emphasize="none"/>
    </style:style>
    <style:style style:name="T25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text-emphasize="none"/>
    </style:style>
    <style:style style:name="T26" style:family="text">
      <style:text-properties style:text-outline="false" style:text-line-through-style="none" style:text-line-through-type="none" fo:font-style="normal" fo:text-shadow="none" style:text-underline-style="none" fo:font-weight="bold" officeooo:rsid="06f669c3" style:letter-kerning="true" style:font-style-asian="normal" style:font-weight-asian="bold" style:text-emphasize="none"/>
    </style:style>
    <style:style style:name="T27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fo:font-style="normal" fo:text-shadow="none" style:text-underline-style="none" fo:font-weight="normal" officeooo:rsid="06f669c3" style:letter-kerning="true" style:font-style-asian="normal" style:font-weight-asian="normal" style:text-emphasize="none"/>
    </style:style>
    <style:style style:name="T30" style:family="text">
      <style:text-properties style:text-outline="false" style:text-line-through-style="none" style:text-line-through-type="none" fo:font-style="normal" fo:text-shadow="none" style:text-underline-style="none" fo:font-weight="normal" officeooo:rsid="06f6b797" style:letter-kerning="true" style:font-style-asian="normal" style:font-weight-asian="normal" style:text-emphasize="none"/>
    </style:style>
    <style:style style:name="T31" style:family="text">
      <style:text-properties style:text-outline="false" style:text-line-through-style="none" style:text-line-through-type="none" fo:font-style="normal" fo:text-shadow="none" style:text-underline-style="none" fo:font-weight="normal" officeooo:rsid="06f73d6a" style:letter-kerning="true" style:font-style-asian="normal" style:font-weight-asian="normal" style:text-emphasize="none"/>
    </style:style>
    <style:style style:name="T32" style:family="text">
      <style:text-properties style:text-outline="false" style:text-line-through-style="none" style:text-line-through-type="none" fo:font-style="normal" fo:text-shadow="none" style:text-underline-style="none" fo:font-weight="normal" officeooo:rsid="06f87d89" style:letter-kerning="true" style:font-style-asian="normal" style:font-weight-asian="normal" style:text-emphasize="none"/>
    </style:style>
    <style:style style:name="T33" style:family="text">
      <style:text-properties style:text-outline="false" style:text-line-through-style="none" style:text-line-through-type="none" fo:font-style="normal" fo:text-shadow="none" style:text-underline-style="none" fo:font-weight="normal" officeooo:rsid="06f9d78d" style:letter-kerning="true" style:font-style-asian="normal" style:font-weight-asian="normal" style:text-emphasize="none"/>
    </style:style>
    <style:style style:name="T34" style:family="text">
      <style:text-properties style:text-outline="false" style:text-line-through-style="none" style:text-line-through-type="none" fo:font-style="normal" fo:text-shadow="none" style:text-underline-style="none" fo:font-weight="normal" officeooo:rsid="06fbf160" style:letter-kerning="true" style:font-style-asian="normal" style:font-weight-asian="normal" style:text-emphasize="none"/>
    </style:style>
    <style:style style:name="T35" style:family="text">
      <style:text-properties style:text-outline="false" style:text-line-through-style="none" style:text-line-through-type="none" fo:font-style="normal" fo:text-shadow="none" style:text-underline-style="none" fo:font-weight="normal" officeooo:rsid="06fd0539" style:letter-kerning="true" style:font-style-asian="normal" style:font-weight-asian="normal" style:text-emphasize="none"/>
    </style:style>
    <style:style style:name="T36" style:family="text">
      <style:text-properties style:text-outline="false" style:text-line-through-style="none" style:text-line-through-type="none" fo:font-style="normal" fo:text-shadow="none" style:text-underline-style="none" fo:font-weight="normal" officeooo:rsid="07137575" style:letter-kerning="true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tyle="italic" fo:text-shadow="none" style:text-underline-style="none" fo:font-weight="normal" style:letter-kerning="true" style:font-style-asian="italic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italic" fo:text-shadow="none" style:text-underline-style="none" fo:font-weight="normal" officeooo:rsid="06f669c3" style:letter-kerning="true" style:font-style-asian="italic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italic" fo:text-shadow="none" style:text-underline-style="none" fo:font-weight="normal" officeooo:rsid="06f87d89" style:letter-kerning="true" style:font-style-asian="italic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italic" fo:text-shadow="none" style:text-underline-style="none" fo:font-weight="normal" officeooo:rsid="06fbf160" style:letter-kerning="true" style:font-style-asian="italic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italic" fo:text-shadow="none" style:text-underline-style="none" fo:font-weight="normal" officeooo:rsid="04c84b90" style:letter-kerning="true" style:font-style-asian="italic" style:font-weight-asian="normal" style:text-emphasize="none"/>
    </style:style>
    <style:style style:name="T42" style:family="text">
      <style:text-properties style:text-outline="false" style:text-line-through-style="none" style:text-line-through-type="none" fo:font-style="italic" fo:text-shadow="none" style:text-underline-style="none" fo:font-weight="normal" officeooo:rsid="04ed2c28" style:letter-kerning="true" style:font-style-asian="italic" style:font-weight-asian="normal" style:text-emphasize="none"/>
    </style:style>
    <style:style style:name="T43" style:family="text">
      <style:text-properties style:text-outline="false" style:text-line-through-style="none" style:text-line-through-type="none" fo:font-style="italic" fo:text-shadow="none" style:text-underline-style="none" fo:font-weight="normal" officeooo:rsid="04cf74ae" style:letter-kerning="true" style:font-style-asian="italic" style:font-weight-asian="normal" style:text-emphasize="none"/>
    </style:style>
    <style:style style:name="T44" style:family="text">
      <style:text-properties style:text-outline="false" style:text-line-through-style="none" style:text-line-through-type="none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45" style:family="text">
      <style:text-properties style:text-outline="false" style:text-line-through-style="none" style:text-line-through-type="none" fo:font-style="italic" fo:text-shadow="none" style:text-underline-style="none" fo:font-weight="normal" officeooo:rsid="06ffbd2f" style:letter-kerning="true" style:font-style-asian="italic" style:font-weight-asian="normal" style:text-emphasize="none"/>
    </style:style>
    <style:style style:name="T46" style:family="text">
      <style:text-properties style:text-outline="false" style:text-line-through-style="none" style:text-line-through-type="none" fo:font-style="italic" fo:text-shadow="none" style:text-underline-style="none" fo:font-weight="normal" officeooo:rsid="070363d3" style:letter-kerning="true" style:font-style-asian="italic" style:font-weight-asian="normal" style:font-weight-complex="normal" style:text-emphasize="none"/>
    </style:style>
    <style:style style:name="T47" style:family="text">
      <style:text-properties style:text-outline="false" style:text-line-through-style="none" style:text-line-through-type="none" fo:font-style="italic" fo:text-shadow="none" style:text-underline-style="none" fo:font-weight="normal" officeooo:rsid="070e383a" style:letter-kerning="true" style:font-style-asian="italic" style:font-weight-asian="normal" style:font-weight-complex="normal" style:text-emphasize="none"/>
    </style:style>
    <style:style style:name="T48" style:family="text">
      <style:text-properties style:text-outline="false" style:text-line-through-style="none" style:text-line-through-type="none" fo:font-style="italic" fo:text-shadow="none" style:text-underline-style="none" fo:font-weight="normal" officeooo:rsid="07136fdd" style:letter-kerning="true" style:font-style-asian="italic" style:font-weight-asian="normal" style:font-weight-complex="normal" style:text-emphasize="none"/>
    </style:style>
    <style:style style:name="T49" style:family="text">
      <style:text-properties style:text-outline="false" style:text-line-through-style="none" style:text-line-through-type="none" fo:font-style="italic" fo:text-shadow="none" style:text-underline-style="none" fo:font-weight="bold" style:letter-kerning="true" style:font-style-asian="italic" style:font-weight-asian="bold" style:text-emphasize="none"/>
    </style:style>
    <style:style style:name="T50" style:family="text">
      <style:text-properties style:text-outline="false" style:text-line-through-style="none" style:text-line-through-type="none" fo:font-style="italic" fo:text-shadow="none" style:text-underline-style="none" fo:font-weight="bold" officeooo:rsid="06f87d89" style:letter-kerning="true" style:font-style-asian="italic" style:font-weight-asian="bold" style:font-weight-complex="bold" style:text-emphasize="none"/>
    </style:style>
    <style:style style:name="T51" style:family="text">
      <style:text-properties style:text-outline="false" style:text-line-through-style="none" style:text-line-through-type="none" fo:font-style="italic" fo:text-shadow="none" style:text-underline-style="none" fo:font-weight="bold" officeooo:rsid="07136fdd" style:letter-kerning="true" style:font-style-asian="italic" style:font-weight-asian="bold" style:font-weight-complex="bold" style:text-emphasize="none"/>
    </style:style>
    <style:style style:name="T52" style:family="text">
      <style:text-properties style:text-outline="false" style:text-line-through-style="none" style:text-line-through-type="none" fo:text-shadow="none" style:text-underline-style="none" fo:font-weight="normal" style:letter-kerning="true" style:font-weight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italic" fo:text-shadow="none" style:text-underline-style="none" fo:font-weight="normal" officeooo:rsid="06fe5f73" style:letter-kerning="true" style:font-style-asian="italic" style:font-weight-asian="normal" style:text-emphasize="none"/>
    </style:style>
    <style:style style:name="T55" style:family="text">
      <style:text-properties style:text-outline="false" style:text-line-through-style="none" style:text-line-through-type="none" style:text-position="0% 100%" style:font-name="David CLM" fo:font-style="italic" fo:text-shadow="none" style:text-underline-style="none" fo:font-weight="normal" officeooo:rsid="06fe5f73" style:letter-kerning="true" style:font-style-asian="italic" style:font-weight-asian="normal" style:font-name-complex="David CLM" style:text-emphasize="none"/>
    </style:style>
    <style:style style:name="T56" style:family="text">
      <style:text-properties style:text-outline="false" style:text-line-through-style="none" style:text-line-through-type="none" style:text-position="0% 100%" style:font-name="David CLM" fo:font-style="italic" fo:text-shadow="none" style:text-underline-style="none" fo:font-weight="normal" officeooo:rsid="06ffbd2f" style:letter-kerning="true" style:font-style-asian="italic" style:font-weight-asian="normal" style:font-name-complex="David CLM" style:text-emphasize="none"/>
    </style:style>
    <style:style style:name="T57" style:family="text">
      <style:text-properties style:text-outline="false" style:text-line-through-style="none" style:text-line-through-type="none" style:text-position="0% 100%" style:font-name="Monospace" fo:language="en" fo:country="US" fo:font-style="italic" fo:text-shadow="none" style:text-underline-style="none" officeooo:rsid="0719645f" style:letter-kerning="true" style:font-size-asian="10.5pt" style:font-style-asian="italic" style:font-name-complex="David CLM1" style:font-style-complex="normal" style:text-emphasize="none"/>
    </style:style>
    <style:style style:name="T58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style:letter-kerning="true" style:font-style-asian="italic" style:font-weight-asian="normal" style:text-emphasize="none"/>
    </style:style>
    <style:style style:name="T59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officeooo:rsid="04ed2c28" style:letter-kerning="true" style:font-style-asian="italic" style:font-weight-asian="normal" style:text-emphasize="none"/>
    </style:style>
    <style:style style:name="T60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61" style:family="text">
      <style:text-properties style:text-outline="false" style:text-line-through-style="none" style:text-line-through-type="none" style:font-name="David CLM" fo:font-style="italic" fo:text-shadow="none" style:text-underline-style="none" fo:font-weight="normal" officeooo:rsid="06fe9b7b" style:letter-kerning="true" style:font-style-asian="italic" style:font-weight-asian="normal" style:font-name-complex="David CLM" style:text-emphasize="none"/>
    </style:style>
    <style:style style:name="T62" style:family="text">
      <style:text-properties style:text-outline="false" style:text-line-through-style="none" style:text-line-through-type="none" fo:language="en" fo:country="US" fo:font-style="italic" fo:text-shadow="none" style:text-underline-style="none" fo:font-weight="normal" officeooo:rsid="07136fdd" style:letter-kerning="true" style:font-style-asian="italic" style:font-weight-asian="normal" style:font-weight-complex="normal" style:text-emphasize="none"/>
    </style:style>
    <style:style style:name="T63" style:family="text">
      <style:text-properties style:text-outline="false" style:text-line-through-style="none" style:text-line-through-type="none" style:font-name="Monospace" fo:language="en" fo:country="US" fo:font-style="italic" fo:text-shadow="none" style:text-underline-style="none" fo:font-weight="normal" officeooo:rsid="0719645f" style:letter-kerning="true" style:font-size-asian="10.5pt" style:font-style-asian="italic" style:font-weight-asian="normal" style:font-name-complex="David CLM1" style:font-weight-complex="normal" style:text-emphasize="none"/>
    </style:style>
    <style:style style:name="T64" style:family="text">
      <style:text-properties style:use-window-font-color="true" loext:opacity="0%" style:font-name="David CLM" officeooo:rsid="06a885f0" style:font-name-complex="David CLM"/>
    </style:style>
    <style:style style:name="T65" style:family="text">
      <style:text-properties style:use-window-font-color="true" loext:opacity="0%" style:font-name="David CLM" officeooo:rsid="07021188" style:font-name-complex="David CLM"/>
    </style:style>
    <style:style style:name="T66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style:letter-kerning="true" style:font-size-asian="12pt" style:font-style-asian="italic" style:font-weight-asian="normal" style:font-name-complex="David CLM" style:font-size-complex="12pt" style:text-emphasize="none"/>
    </style:style>
    <style:style style:name="T67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51d3b" style:letter-kerning="true" style:font-size-asian="12pt" style:font-style-asian="italic" style:font-weight-asian="normal" style:font-name-complex="David CLM" style:font-size-complex="12pt" style:text-emphasize="none"/>
    </style:style>
    <style:style style:name="T68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12314" style:letter-kerning="true" style:font-size-asian="12pt" style:font-style-asian="italic" style:font-weight-asian="normal" style:font-name-complex="David CLM" style:font-size-complex="12pt" style:text-emphasize="none"/>
    </style:style>
    <style:style style:name="T69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654f4" style:letter-kerning="true" style:font-size-asian="12pt" style:font-style-asian="italic" style:font-weight-asian="normal" style:font-name-complex="David CLM" style:font-size-complex="12pt" style:text-emphasize="none"/>
    </style:style>
    <style:style style:name="T70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66481" style:letter-kerning="true" style:font-size-asian="12pt" style:font-style-asian="italic" style:font-weight-asian="normal" style:font-name-complex="David CLM" style:font-size-complex="12pt" style:text-emphasize="none"/>
    </style:style>
    <style:style style:name="T71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8563d" style:letter-kerning="true" style:font-size-asian="12pt" style:font-style-asian="italic" style:font-weight-asian="normal" style:font-name-complex="David CLM" style:font-size-complex="12pt" style:text-emphasize="none"/>
    </style:style>
    <style:style style:name="T72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8d905" style:letter-kerning="true" style:font-size-asian="12pt" style:font-style-asian="italic" style:font-weight-asian="normal" style:font-name-complex="David CLM" style:font-size-complex="12pt" style:text-emphasize="none"/>
    </style:style>
    <style:style style:name="T73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a68ea" style:letter-kerning="true" style:font-size-asian="12pt" style:font-style-asian="italic" style:font-weight-asian="normal" style:font-name-complex="David CLM" style:font-size-complex="12pt" style:text-emphasize="none"/>
    </style:style>
    <style:style style:name="T74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66481" style:letter-kerning="true" style:font-size-asian="12pt" style:font-style-asian="italic" style:font-weight-asian="normal" style:font-name-complex="David CLM" style:font-size-complex="12pt" style:font-style-complex="italic" style:text-emphasize="none"/>
    </style:style>
    <style:style style:name="T75" style:family="text">
      <style:text-properties style:use-window-font-color="true" loext:opacity="0%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T76" style:family="text">
      <style:text-properties style:use-window-font-color="true" loext:opacity="0%" style:text-outline="false" style:text-line-through-style="none" style:text-line-through-type="none" style:font-name="David CLM" fo:font-size="12pt" fo:font-style="normal" fo:text-shadow="none" style:text-underline-style="none" fo:font-weight="normal" officeooo:rsid="06fe5f73" style:letter-kerning="true" style:font-size-asian="12pt" style:font-style-asian="normal" style:font-weight-asian="normal" style:font-name-complex="David CLM" style:font-size-complex="12pt" style:text-emphasize="none"/>
    </style:style>
    <style:style style:name="T77" style:family="text">
      <style:text-properties style:use-window-font-color="true" loext:opacity="0%" style:text-outline="false" style:text-line-through-style="none" style:text-line-through-type="none" style:text-position="-32% 100%" style:font-name="David CLM" fo:font-size="12pt" fo:font-style="italic" fo:text-shadow="none" style:text-underline-style="none" fo:font-weight="normal" style:letter-kerning="true" style:font-size-asian="12pt" style:font-style-asian="italic" style:font-weight-asian="normal" style:font-name-complex="David CLM" style:font-size-complex="12pt" style:text-emphasize="none"/>
    </style:style>
    <style:style style:name="T78" style:family="text">
      <style:text-properties style:use-window-font-color="true" loext:opacity="0%" style:text-outline="false" style:text-line-through-style="none" style:text-line-through-type="none" style:text-position="8% 100%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T79" style:family="text">
      <style:text-properties style:use-window-font-color="true" loext:opacity="0%" style:text-outline="false" style:text-line-through-style="none" style:text-line-through-type="none" style:font-name="Monospace" fo:font-size="12pt" fo:language="en" fo:country="US" fo:font-style="italic" fo:text-shadow="none" style:text-underline-style="none" fo:font-weight="normal" officeooo:rsid="0719645f" style:letter-kerning="true" style:font-size-asian="10.5pt" style:font-style-asian="italic" style:font-weight-asian="normal" style:font-name-complex="David CLM1" style:font-size-complex="12pt" style:font-weight-complex="normal" style:text-emphasize="none"/>
    </style:style>
    <style:style style:name="T80" style:family="text">
      <style:text-properties style:use-window-font-color="true" loext:opacity="0%" style:text-outline="false" style:text-line-through-style="none" style:text-line-through-type="none" style:font-name="Monospace" fo:font-size="12pt" fo:language="en" fo:country="US" fo:font-style="italic" fo:text-shadow="none" style:text-underline-style="none" fo:font-weight="normal" officeooo:rsid="071b3260" style:letter-kerning="true" style:font-size-asian="10.5pt" style:font-style-asian="italic" style:font-weight-asian="normal" style:font-name-complex="David CLM1" style:font-size-complex="12pt" style:font-weight-complex="normal" style:text-emphasize="none"/>
    </style:style>
    <style:style style:name="T81" style:family="text">
      <style:text-properties style:use-window-font-color="true" loext:opacity="0%" style:text-outline="false" style:text-line-through-style="none" style:text-line-through-type="none" style:font-name="Monospace" fo:font-size="12pt" fo:language="en" fo:country="US" fo:font-style="italic" fo:text-shadow="none" style:text-underline-style="none" fo:font-weight="normal" officeooo:rsid="071baa5e" style:letter-kerning="true" style:font-size-asian="10.5pt" style:font-style-asian="italic" style:font-weight-asian="normal" style:font-name-complex="David CLM1" style:font-size-complex="12pt" style:font-weight-complex="normal" style:text-emphasize="none"/>
    </style:style>
    <style:style style:name="T82" style:family="text">
      <style:text-properties style:use-window-font-color="true" loext:opacity="0%" style:text-outline="false" style:text-line-through-style="none" style:text-line-through-type="none" style:font-name="Monospace" fo:font-size="12pt" fo:language="en" fo:country="US" fo:font-style="italic" fo:text-shadow="none" style:text-underline-style="none" fo:font-weight="bold" officeooo:rsid="0719645f" style:letter-kerning="true" style:font-size-asian="10.5pt" style:font-style-asian="italic" style:font-weight-asian="bold" style:font-name-complex="David CLM1" style:font-size-complex="12pt" style:font-weight-complex="bold" style:text-emphasize="none"/>
    </style:style>
    <style:style style:name="T83" style:family="text">
      <style:text-properties style:use-window-font-color="true" loext:opacity="0%" style:text-outline="false" style:text-line-through-style="none" style:text-line-through-type="none" style:font-name="Monospace" fo:font-size="12pt" fo:language="en" fo:country="US" fo:font-style="normal" fo:text-shadow="none" style:text-underline-style="none" fo:font-weight="normal" officeooo:rsid="071b3260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84" style:family="text">
      <style:text-properties style:use-window-font-color="true" loext:opacity="0%" style:text-outline="false" style:text-line-through-style="none" style:text-line-through-type="none" style:font-name="Monospace" fo:font-size="12pt" fo:language="en" fo:country="US" fo:font-style="normal" fo:text-shadow="none" style:text-underline-style="none" fo:font-weight="bold" officeooo:rsid="071b3260" style:letter-kerning="true" style:font-size-asian="10.5pt" style:font-style-asian="normal" style:font-weight-asian="bold" style:font-name-complex="David CLM1" style:font-size-complex="12pt" style:font-style-complex="normal" style:font-weight-complex="bold" style:text-emphasize="none"/>
    </style:style>
    <style:style style:name="T85" style:family="text">
      <style:text-properties style:use-window-font-color="true" loext:opacity="0%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fo:font-weight="normal" officeooo:rsid="0719645f" style:letter-kerning="true" style:font-size-asian="10.5pt" style:font-style-asian="italic" style:font-weight-asian="normal" style:font-name-complex="David CLM1" style:font-size-complex="12pt" style:font-weight-complex="normal" style:text-emphasize="none"/>
    </style:style>
    <style:style style:name="T86" style:family="text">
      <style:text-properties style:use-window-font-color="true" loext:opacity="0%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fo:font-weight="normal" officeooo:rsid="0719645f" style:letter-kerning="true" style:font-size-asian="10.5pt" style:font-style-asian="italic" style:font-weight-asian="normal" style:font-name-complex="David CLM1" style:font-size-complex="12pt" style:font-style-complex="normal" style:font-weight-complex="normal" style:text-emphasize="none"/>
    </style:style>
    <style:style style:name="T87" style:family="text">
      <style:text-properties style:use-window-font-color="true" loext:opacity="0%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fo:font-weight="normal" officeooo:rsid="071baa5e" style:letter-kerning="true" style:font-size-asian="10.5pt" style:font-style-asian="italic" style:font-weight-asian="normal" style:font-name-complex="David CLM1" style:font-size-complex="12pt" style:font-style-complex="normal" style:font-weight-complex="normal" style:text-emphasize="none"/>
    </style:style>
    <style:style style:name="T88" style:family="text">
      <style:text-properties style:use-window-font-color="true" loext:opacity="0%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fo:font-weight="normal" officeooo:rsid="071f448e" style:letter-kerning="true" style:font-size-asian="10.5pt" style:font-style-asian="italic" style:font-weight-asian="normal" style:font-name-complex="David CLM1" style:font-size-complex="12pt" style:font-style-complex="normal" style:font-weight-complex="normal" style:text-emphasize="none"/>
    </style:style>
    <style:style style:name="T89" style:family="text">
      <style:text-properties style:use-window-font-color="true" loext:opacity="0%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fo:font-weight="bold" officeooo:rsid="0719645f" style:letter-kerning="true" style:font-size-asian="10.5pt" style:font-style-asian="italic" style:font-weight-asian="bold" style:font-name-complex="David CLM1" style:font-size-complex="12pt" style:font-weight-complex="bold" style:text-emphasize="none"/>
    </style:style>
    <style:style style:name="T90" style:family="text">
      <style:text-properties style:use-window-font-color="true" loext:opacity="0%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fo:font-weight="bold" officeooo:rsid="071baa5e" style:letter-kerning="true" style:font-size-asian="10.5pt" style:font-style-asian="italic" style:font-weight-asian="bold" style:font-name-complex="David CLM1" style:font-size-complex="12pt" style:font-style-complex="normal" style:font-weight-complex="bold" style:text-emphasize="none"/>
    </style:style>
    <style:style style:name="T91" style:family="text">
      <style:text-properties style:use-window-font-color="true" loext:opacity="0%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officeooo:rsid="0719645f" style:letter-kerning="true" style:font-size-asian="10.5pt" style:font-style-asian="italic" style:font-name-complex="David CLM1" style:font-size-complex="12pt" style:font-style-complex="normal" style:text-emphasize="none"/>
    </style:style>
    <style:style style:name="T92" style:family="text">
      <style:text-properties style:use-window-font-color="true" loext:opacity="0%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officeooo:rsid="071baa5e" style:letter-kerning="true" style:font-size-asian="10.5pt" style:font-style-asian="italic" style:font-name-complex="David CLM1" style:font-size-complex="12pt" style:font-style-complex="normal" style:text-emphasize="none"/>
    </style:style>
    <style:style style:name="T93" style:family="text">
      <style:text-properties style:use-window-font-color="true" loext:opacity="0%" style:text-outline="false" style:text-line-through-style="none" style:text-line-through-type="none" style:text-position="sub 58%" style:font-name="Monospace" fo:font-size="12pt" fo:language="en" fo:country="US" fo:font-style="normal" fo:text-shadow="none" style:text-underline-style="none" fo:font-weight="normal" officeooo:rsid="071baa5e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94" style:family="text">
      <style:text-properties style:use-window-font-color="true" loext:opacity="0%" style:text-outline="false" style:text-line-through-style="none" style:text-line-through-type="none" style:text-position="sub 58%" style:font-name="Monospace" fo:font-size="12pt" fo:language="en" fo:country="US" fo:font-style="normal" fo:text-shadow="none" style:text-underline-style="none" fo:font-weight="normal" officeooo:rsid="071f9511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95" style:family="text">
      <style:text-properties style:use-window-font-color="true" loext:opacity="0%" style:text-outline="false" style:text-line-through-style="none" style:text-line-through-type="none" style:text-position="sub 58%" style:font-name="Monospace" fo:font-size="12pt" fo:language="en" fo:country="US" fo:font-style="normal" fo:text-shadow="none" style:text-underline-style="none" fo:font-weight="bold" officeooo:rsid="071baa5e" style:letter-kerning="true" style:font-size-asian="10.5pt" style:font-style-asian="normal" style:font-weight-asian="bold" style:font-name-complex="David CLM1" style:font-size-complex="12pt" style:font-style-complex="normal" style:font-weight-complex="bold" style:text-emphasize="none"/>
    </style:style>
    <style:style style:name="T96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normal" officeooo:rsid="071baa5e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97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normal" officeooo:rsid="071b3260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98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normal" officeooo:rsid="071c8679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99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normal" officeooo:rsid="071f9511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100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normal" officeooo:rsid="071f448e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101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normal" officeooo:rsid="071f9511" style:letter-kerning="true" style:font-name-asian="DejaVu Sans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102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bold" officeooo:rsid="071b3260" style:letter-kerning="true" style:font-size-asian="10.5pt" style:font-style-asian="normal" style:font-weight-asian="bold" style:font-name-complex="David CLM1" style:font-size-complex="12pt" style:font-style-complex="normal" style:font-weight-complex="bold" style:text-emphasize="none"/>
    </style:style>
    <style:style style:name="T103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bold" officeooo:rsid="071baa5e" style:letter-kerning="true" style:font-size-asian="10.5pt" style:font-style-asian="normal" style:font-weight-asian="bold" style:font-name-complex="David CLM1" style:font-size-complex="12pt" style:font-style-complex="normal" style:font-weight-complex="bold" style:text-emphasize="none"/>
    </style:style>
    <style:style style:name="T104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bold" officeooo:rsid="071c8679" style:letter-kerning="true" style:font-size-asian="10.5pt" style:font-style-asian="normal" style:font-weight-asian="bold" style:font-name-complex="David CLM1" style:font-size-complex="12pt" style:font-style-complex="normal" style:font-weight-complex="bold" style:text-emphasize="none"/>
    </style:style>
    <style:style style:name="T105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bold" officeooo:rsid="071f9511" style:letter-kerning="true" style:font-size-asian="10.5pt" style:font-style-asian="normal" style:font-weight-asian="bold" style:font-name-complex="David CLM1" style:font-size-complex="12pt" style:font-style-complex="normal" style:font-weight-complex="bold" style:text-emphasize="none"/>
    </style:style>
    <style:style style:name="T106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style:letter-kerning="true" style:font-size-asian="10.5pt" style:font-style-asian="normal" style:font-name-complex="David CLM1" style:font-size-complex="12pt" style:font-style-complex="normal" style:text-emphasize="none"/>
    </style:style>
    <style:style style:name="T107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officeooo:rsid="071c8679" style:letter-kerning="true" style:font-size-asian="10.5pt" style:font-style-asian="normal" style:font-name-complex="David CLM1" style:font-size-complex="12pt" style:font-style-complex="normal" style:text-emphasize="none"/>
    </style:style>
    <style:style style:name="T108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officeooo:rsid="071b3260" style:letter-kerning="true" style:font-size-asian="10.5pt" style:font-style-asian="normal" style:font-name-complex="David CLM1" style:font-size-complex="12pt" style:font-style-complex="normal" style:text-emphasize="none"/>
    </style:style>
    <style:style style:name="T109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officeooo:rsid="071baa5e" style:letter-kerning="true" style:font-size-asian="10.5pt" style:font-style-asian="normal" style:font-name-complex="David CLM1" style:font-size-complex="12pt" style:font-style-complex="normal" style:text-emphasize="none"/>
    </style:style>
    <style:style style:name="T110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italic" fo:text-shadow="none" style:text-underline-style="none" fo:font-weight="normal" officeooo:rsid="0719645f" style:letter-kerning="true" style:font-size-asian="10.5pt" style:font-style-asian="italic" style:font-weight-asian="normal" style:font-name-complex="David CLM1" style:font-size-complex="12pt" style:font-style-complex="normal" style:font-weight-complex="normal" style:text-emphasize="none"/>
    </style:style>
    <style:style style:name="T111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italic" fo:text-shadow="none" style:text-underline-style="none" fo:font-weight="normal" officeooo:rsid="071f9511" style:letter-kerning="true" style:font-size-asian="10.5pt" style:font-style-asian="italic" style:font-weight-asian="normal" style:font-name-complex="David CLM1" style:font-size-complex="12pt" style:font-style-complex="normal" style:font-weight-complex="normal" style:text-emphasize="none"/>
    </style:style>
    <style:style style:name="T112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italic" fo:text-shadow="none" style:text-underline-style="none" fo:font-weight="normal" officeooo:rsid="071f448e" style:letter-kerning="true" style:font-name-asian="DejaVu Sans" style:font-size-asian="10.5pt" style:font-style-asian="italic" style:font-weight-asian="normal" style:font-name-complex="David CLM1" style:font-size-complex="12pt" style:font-style-complex="normal" style:font-weight-complex="normal" style:text-emphasize="none"/>
    </style:style>
    <style:style style:name="T113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italic" fo:text-shadow="none" style:text-underline-style="none" fo:font-weight="bold" officeooo:rsid="0719645f" style:letter-kerning="true" style:font-size-asian="10.5pt" style:font-style-asian="italic" style:font-weight-asian="bold" style:font-name-complex="David CLM1" style:font-size-complex="12pt" style:font-style-complex="normal" style:font-weight-complex="bold" style:text-emphasize="none"/>
    </style:style>
    <style:style style:name="T114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italic" fo:text-shadow="none" style:text-underline-style="none" officeooo:rsid="0719645f" style:letter-kerning="true" style:font-size-asian="10.5pt" style:font-style-asian="italic" style:font-name-complex="David CLM1" style:font-size-complex="12pt" style:font-style-complex="normal" style:text-emphasize="none"/>
    </style:style>
    <style:style style:name="T115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italic" fo:text-shadow="none" style:text-underline-style="none" officeooo:rsid="071c8679" style:letter-kerning="true" style:font-size-asian="10.5pt" style:font-style-asian="italic" style:font-name-complex="David CLM1" style:font-size-complex="12pt" style:font-style-complex="italic" style:text-emphasize="none"/>
    </style:style>
    <style:style style:name="T116" style:family="text">
      <style:text-properties style:use-window-font-color="true" loext:opacity="0%" style:text-outline="false" style:text-line-through-style="none" style:text-line-through-type="none" style:text-position="3% 100%" style:font-name="Nachlieli CLM" fo:font-size="12pt" fo:font-style="normal" fo:text-shadow="none" style:text-underline-style="none" fo:font-weight="normal" officeooo:rsid="07066481" style:letter-kerning="true" style:font-size-asian="12pt" style:font-style-asian="normal" style:font-weight-asian="normal" style:font-name-complex="David CLM" style:font-size-complex="12pt" style:text-emphasize="none"/>
    </style:style>
    <style:style style:name="T117" style:family="text">
      <style:text-properties officeooo:rsid="07106065"/>
    </style:style>
    <style:style style:name="T118" style:family="text">
      <style:text-properties fo:color="#468a1a" loext:opacity="100%"/>
    </style:style>
    <style:style style:name="T119" style:family="text">
      <style:text-properties fo:color="#468a1a" loext:opacity="100%" style:text-outline="false" style:text-line-through-style="none" style:text-line-through-type="none" style:font-name="David CLM" fo:font-size="12pt" fo:font-style="italic" fo:text-shadow="none" style:text-underline-style="none" fo:font-weight="normal" officeooo:rsid="07066481" style:letter-kerning="true" style:font-size-asian="12pt" style:font-style-asian="italic" style:font-weight-asian="normal" style:font-name-complex="David CLM" style:font-size-complex="12pt" style:text-emphasize="none"/>
    </style:style>
    <style:style style:name="T120" style:family="text">
      <style:text-properties fo:color="#468a1a" loext:opacity="100%" style:text-outline="false" style:text-line-through-style="none" style:text-line-through-type="none" style:font-name="David CLM" fo:font-size="12pt" fo:font-style="italic" fo:text-shadow="none" style:text-underline-style="none" fo:font-weight="normal" officeooo:rsid="0708d905" style:letter-kerning="true" style:font-size-asian="12pt" style:font-style-asian="italic" style:font-weight-asian="normal" style:font-name-complex="David CLM" style:font-size-complex="12pt" style:text-emphasize="none"/>
    </style:style>
    <style:style style:name="T121" style:family="text">
      <style:text-properties fo:color="#468a1a" loext:opacity="100%" style:text-outline="false" style:text-line-through-style="none" style:text-line-through-type="none" style:text-position="3% 100%" style:font-name="Nachlieli CLM" fo:font-size="12pt" fo:font-style="normal" fo:text-shadow="none" style:text-underline-style="none" fo:font-weight="normal" officeooo:rsid="07066481" style:letter-kerning="true" style:font-size-asian="12pt" style:font-style-asian="normal" style:font-weight-asian="normal" style:font-name-complex="David CLM" style:font-size-complex="12pt" style:text-emphasize="none"/>
    </style:style>
    <style:style style:name="T122" style:family="text">
      <style:text-properties fo:language="en" fo:country="US" officeooo:rsid="07208ecc"/>
    </style:style>
    <style:style style:name="T123" style:family="text">
      <style:text-properties officeooo:rsid="0719645f"/>
    </style:style>
    <style:style style:name="T124" style:family="text">
      <style:text-properties style:font-name="Monospace" officeooo:rsid="0719645f" style:font-size-asian="10.5pt" style:font-name-complex="David CLM1" style:font-weight-complex="normal"/>
    </style:style>
    <style:style style:name="T125" style:family="text">
      <style:text-properties style:font-name="Monospace" fo:language="en" fo:country="US" officeooo:rsid="0719645f" style:font-size-asian="10.5pt" style:font-name-complex="David CLM1" style:font-weight-complex="normal"/>
    </style:style>
    <style:style style:name="T126" style:family="text">
      <style:text-properties style:font-name="Monospace" fo:language="en" fo:country="US" officeooo:rsid="071b3260" style:font-size-asian="10.5pt" style:font-name-complex="David CLM1" style:font-weight-complex="normal"/>
    </style:style>
    <style:style style:name="T127" style:family="text">
      <style:text-properties style:font-name="Monospace" fo:language="en" fo:country="US" officeooo:rsid="07208ecc" style:font-size-asian="10.5pt" style:font-name-complex="David CLM1" style:font-weight-complex="normal"/>
    </style:style>
    <style:style style:name="T128" style:family="text">
      <style:text-properties style:font-name="Monospace" fo:font-weight="bold" officeooo:rsid="0719645f" style:font-size-asian="10.5pt" style:font-weight-asian="bold" style:font-name-complex="David CLM1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officeooo:rsid="071f448e"/>
    </style:style>
    <style:style style:name="T131" style:family="text">
      <style:text-properties officeooo:rsid="071f9511"/>
    </style:style>
    <style:style style:name="T132" style:family="text">
      <style:text-properties officeooo:rsid="07208ecc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חלוקה הוגנת <text:span text:style-name="T117">בקירוב</text:span></text:h>
      <text:p text:style-name="P27"><text:span text:style-name="T1">בשיעור הזה נלמד על חלוקה הוגנת של חפצים בדידים - חפצים שאי-אפשר לחתוך</text:span><text:span text:style-name="T2">, כמו בתים, תכשיטים וכו'. <text:s text:c="2"/>העובדה שאי אפשר לחתוך אותם אומרת שקשה יותר להשיג הגינות מאשר בבעיה הרציפה של חלוקת עוגה. </text:span></text:p>
      <text:p text:style-name="P28"><text:span text:style-name="T2">ר</text:span><text:span text:style-name="T1">אינו כבר דרך אחת להתמודד עם בעיה זו, והיא שימוש בכסף - </text:span><text:span text:style-name="T2">בבעיית חלוקת שכר-הדירה.</text:span></text:p>
      <text:p text:style-name="P29"><text:span text:style-name="T3">ב</text:span><text:span text:style-name="T1">שיעור זה נראה דרך אחרת, והיא </text:span><text:span text:style-name="T7">הגינות מקורבת</text:span><text:span text:style-name="T3">.</text:span></text:p>
      <text:p text:style-name="P30"/>
      <text:p text:style-name="P5"><text:span text:style-name="T4">ח</text:span><text:span text:style-name="T1">לוקה </text:span><text:span text:style-name="T5">ללא-קנאה-</text:span><text:span text:style-name="T6">מלבד</text:span><text:span text:style-name="T5">-1</text:span></text:p>
      <text:p text:style-name="P4">יש הרבה הגדרות להגינות מקורבת בחלוקת חפצים בדידים. הנה אחת ההגדרות המקובלות:</text:p>
      <text:p text:style-name="P10"><text:span text:style-name="T9">ה</text:span><text:span text:style-name="T27">גדרה</text:span><text:span text:style-name="T25">: </text:span><text:span text:style-name="T28">חלוקה נקראת “ללא קנאה מלבד 1” (Envy Free except 1, </text:span><text:span text:style-name="T25">EF1</text:span><text:span text:style-name="T28">) אם לכל שני משתתפים א,ב, אם מורידים מהסל של שחקן ב</text:span><text:span text:style-name="T37"> </text:span><text:span text:style-name="T28">חפץ אחד לכל היותר, אז שחקן א לא מקנא בו.</text:span></text:p>
      <text:p text:style-name="P10"><text:span text:style-name="T37">המשמעות</text:span><text:span text:style-name="T38"> היא, ש</text:span><text:span text:style-name="T37">רמת הקנאה היא הקטנה ביותר האפשרית, בהתחשב בעובדה שהחפצים בדידים.</text:span></text:p>
      <text:p text:style-name="P10"><text:span text:style-name="T28">כשה”עוגה” רציפה – תמיד קיימת חלוקה </text:span><text:span text:style-name="T26">ללא קנאה (EF).</text:span></text:p>
      <text:p text:style-name="P10"><text:span text:style-name="T37">האם כשהחפצים בדידים תמיד קיימת חלוקה </text:span><text:span text:style-name="T49">EF1</text:span><text:span text:style-name="T37">?</text:span><text:span text:style-name="T38"> התשובה היא כן. הנה אחד האלגוריתמים הפשוטים למציאת חלוקה כזא</text:span><text:span text:style-name="T39">ת - </text:span><text:span text:style-name="T50">אלגוריתם </text:span><text:span text:style-name="T51">גרף</text:span><text:span text:style-name="T50"> הקנאה </text:span><text:span text:style-name="T47">(envy-graph; </text:span><text:span text:style-name="T48">נקרא גם אלגוריתם מעגלי-הקנאה - </text:span><text:span text:style-name="T62">envy-cycles</text:span><text:span text:style-name="T47">)</text:span><text:span text:style-name="T46">.</text:span></text:p>
      <text:p text:style-name="P10"><text:span text:style-name="T10">ע</text:span><text:span text:style-name="T28">וברים על החפצים בסדר שרירותי. לכל חפץ:</text:span></text:p>
      <text:p text:style-name="P22">1. נותנים את החפץ לשחקן שאף-אחד לא מקנא בו.</text:p>
      <text:p text:style-name="P22">2. אם אין כזה – סימן שיש מעגל-קנאה. <text:s text:c="3"/>מחליפים סלים במעגל בניגוד לכיוון הקנאה.</text:p>
      <text:p text:style-name="P22">מבצעים את 2 עד שאין מעגלים, ואז חוזרים ל-1.</text:p>
      <text:p text:style-name="P26">ראו דוגמה במצגת.</text:p>
      <text:p text:style-name="P12"><text:span text:style-name="T11">מ</text:span><text:span text:style-name="T27">שפט</text:span><text:span text:style-name="T28">: אם יש </text:span><text:span text:style-name="T37">m</text:span><text:span text:style-name="T28"> חפצים ו-</text:span><text:span text:style-name="T37">n</text:span><text:span text:style-name="T28"> שחקנים, אז זמן-הריצה של אלגוריתם מעגלי הקנאה הוא </text:span><text:span text:style-name="T37">O(m n</text:span><text:span text:style-name="T17">3</text:span><text:span text:style-name="T37">)</text:span><text:span text:style-name="T28">.</text:span></text:p>
      <text:p text:style-name="P12"><text:span text:style-name="T27">הוכחה</text:span><text:span text:style-name="T28">: מציאת מעגל </text:span><text:span text:style-name="T29">ניתן לבצע ע"י אלגוריתם</text:span><text:span text:style-name="T28"> DFS</text:span><text:span text:style-name="T29">, </text:span><text:span text:style-name="T28">בזמן </text:span><text:span text:style-name="T37">O(n</text:span><text:span text:style-name="T17">2</text:span><text:span text:style-name="T37">)</text:span><text:span text:style-name="T28">.</text:span></text:p>
      <text:p text:style-name="P12"><text:span text:style-name="T28">הסרת מעגל לא מוסיפה קשתות (כי אוסף הסלים לא משתנה), ומסירה לפחות </text:span><text:span text:style-name="T29">שתי קשתות</text:span><text:span text:style-name="T28">.</text:span></text:p>
      <text:p text:style-name="P12"><text:span text:style-name="T28">כל חפץ מוסיף לכל היותר </text:span><text:span text:style-name="T37">n-1</text:span><text:span text:style-name="T28"> קשתות.</text:span></text:p>
      <text:p text:style-name="P12"><text:span text:style-name="T30">לכל היותר נוספות </text:span><text:span text:style-name="T37">(n-1)m</text:span><text:span text:style-name="T28"> </text:span><text:span text:style-name="T30">קשתות, לכן לכל היותר יש להסיר m(n-1)/2 מעגלים.</text:span></text:p>
      <text:p text:style-name="P11"><text:span text:style-name="T9">מ</text:span><text:span text:style-name="T27">שפט</text:span><text:span text:style-name="T28">: </text:span><text:span text:style-name="T31">בכל שלב באלגוריתם, החלוקה הנוכחית היא EF1 (בפרט, החלוקה הסופית היא EF1).</text:span></text:p>
      <text:p text:style-name="P12"><text:span text:style-name="T27">הוכחה</text:span><text:span text:style-name="T28">: החלוקה ההתחלתית (הריקה) היא </text:span><text:span text:style-name="T36">כמובן</text:span><text:span text:style-name="T28"> EF1.</text:span><text:span text:style-name="T31"> </text:span><text:span text:style-name="T32">נוכיח שכל צעד משאיר את החלוקה EF1.</text:span></text:p>
      <text:p text:style-name="P12"><text:span text:style-name="T32">(א) </text:span><text:span text:style-name="T28">מסירת חפץ לשחקן שלא מקנאים בו, אולי גורמת לשאר השחקנים לקנא בו, אבל רק עד כדי חפץ 1</text:span><text:span text:style-name="T31">, כך שהחלוקה היא עדיין EF1.</text:span></text:p>
      <text:p text:style-name="P12"><text:soft-page-break/><text:span text:style-name="T32">(ב) </text:span><text:span text:style-name="T28">הסרת מעגל משפרת את התועלת של כל השחקנים במעגל, </text:span><text:span text:style-name="T32">ולא </text:span><text:span text:style-name="T28">משנה את אוסף הסלים. לכן, אם החלוקה היתה EF1, היא תישאר EF1 גם אחרי הסרת המעגל. <text:s text:c="26"/>***</text:span></text:p>
      <text:p text:style-name="Heading_20_2"><text:span text:style-name="T13">ח</text:span><text:span text:style-name="T12">לוקה </text:span><text:span text:style-name="T14">ללא-קנאה-</text:span><text:span text:style-name="T15">מלבד</text:span><text:span text:style-name="T14">-1</text:span><text:span text:style-name="T12"> וגם יעילה</text:span></text:p>
      <text:p text:style-name="P14"><text:span text:style-name="T28">החיסרון של </text:span><text:span text:style-name="T33">אלגוריתם מעגלי-הקנאה הוא, שהוא לא מבטיח שהחלוקה המתקבלת היא יעילה פארטו (קל למצוא דוגמה לכך). </text:span></text:p>
      <text:p text:style-name="P13"><text:span text:style-name="T12">כ</text:span><text:span text:style-name="T28">שה”עוגה” רציפה – תמיד קיימת חלוקה </text:span><text:span text:style-name="T25">EF</text:span><text:span text:style-name="T28"> ויעילה.</text:span><text:span text:style-name="T34"> </text:span><text:span text:style-name="T37">האם כשהחפצים בדידים </text:span><text:span text:style-name="T40">- תמיד </text:span><text:span text:style-name="T37">קיימת חלוקה </text:span><text:span text:style-name="T49">EF1</text:span><text:span text:style-name="T37"> ויעילה?</text:span></text:p>
      <text:p text:style-name="P13"><text:span text:style-name="T28">כשה”עוגה” רציפה – החלוקה הממקסמת את מכפלת ערכי המשתתפים היא ללא-קנאה ויעילה.</text:span><text:span text:style-name="T34"> </text:span><text:span text:style-name="T37">האם כשהחפצים בדידים – החלוקה הממקסמת את מכפלת ערכי המשתתפים היא EF1 ויעילה פארטו?</text:span></text:p>
      <text:p text:style-name="P13"><text:span text:style-name="T40">התשובה היא </text:span><text:span text:style-name="T25">כן</text:span><text:span text:style-name="T28">! </text:span><text:span text:style-name="T34">זה </text:span><text:span text:style-name="T28">התגלה ב-2016.</text:span></text:p>
      <text:p text:style-name="P13"><text:span text:style-name="T9">מ</text:span><text:span text:style-name="T27">שפט</text:span><text:span text:style-name="T28">: נניח ש:</text:span></text:p>
      <text:p text:style-name="P15">* ההעדפות אדיטיביות – ערך של סל הוא סכום הערכים של החפצים בסל.</text:p>
      <text:p text:style-name="P15">* קיימת לפחות חלוקה אחת שבה כל שחקן מקבל ערך גדול מאפס.</text:p>
      <text:p text:style-name="P15">אז, כל חלוקה הממקסמת את מכפלת ערכי המשתתפים היא גם יעילה-פארטו וגם EF1.</text:p>
      <text:p text:style-name="P13"><text:span text:style-name="T27">הוכחה</text:span><text:span text:style-name="T28">: יעילות פארטו – </text:span><text:span text:style-name="T34">כי כל שיפור פארטו מגדיל את המכפלה.</text:span></text:p>
      <text:p text:style-name="P13"><text:span text:style-name="T34">EF1 - </text:span><text:span text:style-name="T28">נניח ש-</text:span><text:span text:style-name="T37">i</text:span><text:span text:style-name="T28"> מקנא ב-</text:span><text:span text:style-name="T37">j</text:span><text:span text:style-name="T28">. נסתכל על כל החפצים בסל של </text:span><text:span text:style-name="T37">j</text:span><text:span text:style-name="T28">. לכל חפץ </text:span><text:span text:style-name="T37">g</text:span><text:span text:style-name="T28">, נבדוק את יחס הערכים: <text:s/></text:span></text:p>
      <text:p text:style-name="P23"><text:span text:style-name="T37">V</text:span><text:span text:style-name="T18">i</text:span><text:span text:style-name="T37">(g) / V</text:span><text:span text:style-name="T18">j</text:span><text:span text:style-name="T37">(g)</text:span></text:p>
      <text:p text:style-name="P21"><text:span text:style-name="T28">נבחר את החפץ שיחס-הערכים שלו הכי גדול, ונעביר אותו מ-</text:span><text:span text:style-name="T37">j</text:span><text:span text:style-name="T28"> ל-</text:span><text:span text:style-name="T37">i</text:span><text:span text:style-name="T28">. המכפלה בחלוקה החדשה <text:s/>שווה-או-קטנה מהמכפלה בחלוקה הקודמת, ולכן:</text:span></text:p>
      <text:p text:style-name="P25"><text:span text:style-name="T52">[V</text:span><text:span text:style-name="T19">i</text:span><text:span text:style-name="T52">(X</text:span><text:span text:style-name="T19">i</text:span><text:span text:style-name="T52">)+V</text:span><text:span text:style-name="T19">i</text:span><text:span text:style-name="T52">(g)]*[V</text:span><text:span text:style-name="T19">j</text:span><text:span text:style-name="T52">(X</text:span><text:span text:style-name="T19">j</text:span><text:span text:style-name="T52">)-V</text:span><text:span text:style-name="T19">j</text:span><text:span text:style-name="T52">(g)] <text:s text:c="3"/>≤ <text:s text:c="3"/>V</text:span><text:span text:style-name="T19">i</text:span><text:span text:style-name="T52">(X</text:span><text:span text:style-name="T19">i</text:span><text:span text:style-name="T52">)*V</text:span><text:span text:style-name="T19">j</text:span><text:span text:style-name="T52">(X</text:span><text:span text:style-name="T19">j</text:span><text:span text:style-name="T52">)</text:span></text:p>
      <text:p text:style-name="P24"><text:span text:style-name="T37">→ <text:s/>V</text:span><text:span text:style-name="T18">j</text:span><text:span text:style-name="T37">(X</text:span><text:span text:style-name="T18">j</text:span><text:span text:style-name="T37">) * V</text:span><text:span text:style-name="T18">i</text:span><text:span text:style-name="T37">(g) / V</text:span><text:span text:style-name="T18">j</text:span><text:span text:style-name="T37">(g) <text:s text:c="3"/>≤ <text:s text:c="3"/>V</text:span><text:span text:style-name="T18">i</text:span><text:span text:style-name="T37">(X</text:span><text:span text:style-name="T18">i</text:span><text:span text:style-name="T37">) + V</text:span><text:span text:style-name="T18">i</text:span><text:span text:style-name="T37">(g)</text:span></text:p>
      <text:p text:style-name="P17"><text:span text:style-name="T16">→</text:span><text:span text:style-name="T37"> <text:s/>V</text:span><text:span text:style-name="T18">j</text:span><text:span text:style-name="T37">(X</text:span><text:span text:style-name="T18">j</text:span><text:span text:style-name="T37">) * V</text:span><text:span text:style-name="T18">i</text:span><text:span text:style-name="T37">(g) / V</text:span><text:span text:style-name="T18">j</text:span><text:span text:style-name="T37">(g) <text:s text:c="3"/>≤ <text:s text:c="3"/>V</text:span><text:span text:style-name="T18">i</text:span><text:span text:style-name="T37">(X</text:span><text:span text:style-name="T18">i</text:span><text:span text:style-name="T37">) + V</text:span><text:span text:style-name="T18">i</text:span><text:span text:style-name="T37">(g) </text:span></text:p>
      <text:p text:style-name="P21"><text:span text:style-name="T28">יחס הערכים של g הוא הכי גדול ב-</text:span><text:span text:style-name="T37">X</text:span><text:span text:style-name="T18">j</text:span><text:span text:style-name="T28">, ולכן:</text:span></text:p>
      <text:p text:style-name="P24"><text:span text:style-name="T37">V</text:span><text:span text:style-name="T18">i </text:span><text:span text:style-name="T37">(X</text:span><text:span text:style-name="T18">j </text:span><text:span text:style-name="T37">) / V</text:span><text:span text:style-name="T18">j </text:span><text:span text:style-name="T37">(X</text:span><text:span text:style-name="T18">j </text:span><text:span text:style-name="T37">) <text:s text:c="3"/>≤ <text:s text:c="3"/>V</text:span><text:span text:style-name="T18">i</text:span><text:span text:style-name="T37">(g) / V</text:span><text:span text:style-name="T18">j</text:span><text:span text:style-name="T37">(g) <text:s text:c="4"/></text:span></text:p>
      <text:p text:style-name="P35"><text:tab/><text:tab/><text:tab/><text:tab/><text:tab/><text:tab/><text:span text:style-name="T118">[הסבר מפורט על שורה זו נמצא בנספח]</text:span></text:p>
      <text:p text:style-name="P22">מציבים למעלה ומקבלים:</text:p>
      <text:p text:style-name="P24"><text:span text:style-name="T37">V</text:span><text:span text:style-name="T18">i </text:span><text:span text:style-name="T37">(X</text:span><text:span text:style-name="T18">j </text:span><text:span text:style-name="T37">) <text:s text:c="3"/>≤ <text:s text:c="5"/>V</text:span><text:span text:style-name="T18">i</text:span><text:span text:style-name="T37">(X</text:span><text:span text:style-name="T18">i</text:span><text:span text:style-name="T37">) + V</text:span><text:span text:style-name="T18">i</text:span><text:span text:style-name="T37">(g) V</text:span><text:span text:style-name="T18">i </text:span><text:span text:style-name="T37">(X</text:span><text:span text:style-name="T18">j </text:span><text:span text:style-name="T37">) - V</text:span><text:span text:style-name="T18">i</text:span><text:span text:style-name="T37">(g) <text:s text:c="4"/>≤ <text:s text:c="5"/>V</text:span><text:span text:style-name="T18">i</text:span><text:span text:style-name="T37">(X</text:span><text:span text:style-name="T18">i</text:span><text:span text:style-name="T37">)</text:span></text:p>
      <text:p text:style-name="P21"><text:span text:style-name="T28">מכאן: אם מורידים את </text:span><text:span text:style-name="T37">g</text:span><text:span text:style-name="T28"> מהסל של </text:span><text:span text:style-name="T37">j</text:span><text:span text:style-name="T28">, אז </text:span><text:span text:style-name="T37">i</text:span><text:span text:style-name="T28"> כבר לא מקנא. </text:span><text:span text:style-name="T35"><text:s text:c="10"/></text:span><text:span text:style-name="T28"><text:s/>*** </text:span></text:p>
      <text:p text:style-name="P8"><text:span text:style-name="T78">ה</text:span><text:span text:style-name="T75">בננו שהחלוקה ה”אידיאלית” של חפצים בדידים היא חלוקה הממקסמת את מכפלת הערכים. אבל איך מוצאים חלוקה כזאת? <text:s text:c="3"/></text:span><text:span text:style-name="T76"><text:s/></text:span><text:span text:style-name="T75"><text:s text:c="17"/></text:span><text:span text:style-name="T66">נסמן: <text:s text:c="6"/></text:span></text:p>
      <text:p text:style-name="P18"><text:span text:style-name="T54">V</text:span><text:span text:style-name="T22">i</text:span><text:span text:style-name="T23">,g</text:span><text:span text:style-name="T28">= Value of good</text:span><text:span text:style-name="T37"> g</text:span><text:span text:style-name="T28"> to player </text:span><text:span text:style-name="T37">i</text:span><text:span text:style-name="T28">.</text:span></text:p>
      <text:p text:style-name="P23"><text:span text:style-name="T37">x</text:span><text:span text:style-name="T22">i,g</text:span><text:span text:style-name="T28"> = quantity of good </text:span><text:span text:style-name="T37">g</text:span><text:span text:style-name="T28"> given to player </text:span><text:span text:style-name="T37">i</text:span><text:span text:style-name="T28">.</text:span></text:p>
      <text:p text:style-name="P7"><text:soft-page-break/><text:span text:style-name="T75">אנחנו רוצים לפתור בע</text:span><text:span text:style-name="T76">יית אופטימיזציה:</text:span></text:p>
      <text:p text:style-name="P19"><text:span text:style-name="T41">Maximize <text:s text:c="2"/></text:span><text:span text:style-name="T42">sum</text:span><text:span text:style-name="T59">i</text:span><text:span text:style-name="T42"> log</text:span><text:span text:style-name="T44"> </text:span><text:span text:style-name="T43">(</text:span><text:span text:style-name="T44">sum</text:span><text:span text:style-name="T60">g</text:span><text:span text:style-name="T44"> </text:span><text:span text:style-name="T45">(</text:span><text:span text:style-name="T61">x</text:span><text:span text:style-name="T24">i,g </text:span><text:span text:style-name="T56">*</text:span><text:span text:style-name="T55">V</text:span><text:span text:style-name="T24">i,g</text:span><text:span text:style-name="T43">)</text:span><text:span text:style-name="T45">)</text:span></text:p>
      <text:p text:style-name="P20"><text:span text:style-name="T45">s</text:span><text:span text:style-name="T37">uch that for all g: <text:s text:c="3"/>sum</text:span><text:span text:style-name="T58">i</text:span><text:span text:style-name="T53"> x</text:span><text:span text:style-name="T58">ig</text:span><text:span text:style-name="T53"> = 1</text:span></text:p>
      <text:p text:style-name="P7"><text:span text:style-name="T75">כאשר ה-</text:span><text:span text:style-name="T66">x</text:span><text:span text:style-name="T77">i,g </text:span><text:span text:style-name="T66"><text:s/>רציפים, זה קל.</text:span><text:span text:style-name="T68"> </text:span><text:span text:style-name="T66">כאשר ה-x</text:span><text:span text:style-name="T77">i,g </text:span><text:span text:style-name="T66"><text:s/>בדידים, זה קשה!</text:span></text:p>
      <text:p text:style-name="P9"><text:span text:style-name="T67">במאמר</text:span><text:span text:style-name="T69"> </text:span><text:span text:style-name="T70">מ-2016 (ראו "מקורות") ישנו טריק המאפשר לפתור בעיה זו בזמן סביר, </text:span><text:span text:style-name="T74">כאשר כל אחד מהערכים מוגבל למספר בין 1 ל-1000</text:span><text:span text:style-name="T70">. <text:s/>כיוון שממשק-המשתמש באתר שלהם (</text:span><text:span text:style-name="T116">http://www.spliddit.org/apps/goods</text:span><text:span text:style-name="T70">) ממילא מאפשר להכניס רק ערכים בין 1 ל-1000, האלגוריתם עובד על כל קלט </text:span><text:span text:style-name="T72">מציאותי</text:span><text:span text:style-name="T70">.</text:span></text:p>
      <text:p text:style-name="P16"><text:span text:style-name="T66">יש כאן </text:span><text:span text:style-name="T71">דרך חשיבה</text:span><text:span text:style-name="T66"> מעניינת: אם מסתכלים על הבעיה כבעיה תיאורטית בלבד, ומנסים לפתור אותה לכל הקלטים האפשריים - זה מאד קשה. אבל אם מסתכלים עליה כבעיה מעשית, ומנסים לפתור אותה רק עבור הקלטים שבני-אדם בפועל מזינים לאלגוריתם - הבעיה נעשית פתירה</text:span><text:span text:style-name="T73">!</text:span></text:p>
      <text:p text:style-name="P36"/>
      <text:p text:style-name="P38">נספח</text:p>
      <text:p text:style-name="P39"><text:span text:style-name="T123">בהוכחה למעלה השתמשנו בטענה הבאה.</text:span></text:p>
      <text:p text:style-name="P39"/>
      <text:p text:style-name="P41"><text:span text:style-name="T128">טענה</text:span><text:span text:style-name="T124">. נתונה קבוצת חפצים </text:span><text:span text:style-name="T79">X</text:span><text:span text:style-name="T85">j</text:span><text:span text:style-name="T125">. יהי g חפץ כלשהו בסל, שעבורו היחס: </text:span><text:span text:style-name="T79">V</text:span><text:span text:style-name="T85">i</text:span><text:span text:style-name="T125">(g)/</text:span><text:span text:style-name="T79">V</text:span><text:span text:style-name="T85">j</text:span><text:span text:style-name="T125">(g) <text:s text:c="2"/>גדול ביותר. <text:s/>אז:</text:span></text:p>
      <text:p text:style-name="P32"><text:span text:style-name="T63">V</text:span><text:span text:style-name="T20">i</text:span><text:span text:style-name="T63">(X</text:span><text:span text:style-name="T20">j</text:span><text:span text:style-name="T63">) / V</text:span><text:span text:style-name="T20">j</text:span><text:span text:style-name="T63">(X</text:span><text:span text:style-name="T20">j</text:span><text:span text:style-name="T63">) <text:s text:c="3"/>≤ <text:s text:c="3"/>V</text:span><text:span text:style-name="T20">i</text:span><text:span text:style-name="T63">(g)/V</text:span><text:span text:style-name="T20">j</text:span><text:span text:style-name="T63">(g)</text:span></text:p>
      <text:p text:style-name="P40"><text:span text:style-name="T129">הוכחת הטענה</text:span>:</text:p>
      <text:p text:style-name="P42"><text:span text:style-name="T126">נסמן את יחס הערכים של כל חפץ g ב r(g).</text:span></text:p>
      <text:p text:style-name="P42"><text:span text:style-name="T126">נכתוב את שני ערכי הסלים בצד שמאל כסכומים:</text:span></text:p>
      <text:p text:style-name="P45"><text:span text:style-name="T82">V</text:span><text:span text:style-name="T89">i</text:span><text:span text:style-name="T82">(X</text:span><text:span text:style-name="T89">j</text:span><text:span text:style-name="T82">)</text:span><text:span text:style-name="T79"> </text:span><text:span text:style-name="T80">= </text:span><text:span text:style-name="T83">sum </text:span><text:span text:style-name="T93">h in Xj </text:span><text:span text:style-name="T96"><text:s/></text:span><text:span text:style-name="T110">V</text:span><text:span text:style-name="T86">i</text:span><text:span text:style-name="T96">(h) = </text:span><text:span text:style-name="T102">sum </text:span><text:span text:style-name="T95">h in Xj </text:span><text:span text:style-name="T103"><text:s/>r(</text:span><text:span text:style-name="T104">h</text:span><text:span text:style-name="T103">)*</text:span><text:span text:style-name="T113">V</text:span><text:span text:style-name="T90">j</text:span><text:span text:style-name="T103">(h)</text:span></text:p>
      <text:p text:style-name="P44"><text:span text:style-name="T82">V</text:span><text:span text:style-name="T89">j</text:span><text:span text:style-name="T82">(X</text:span><text:span text:style-name="T89">j</text:span><text:span text:style-name="T82">)</text:span><text:span text:style-name="T79"> <text:s text:c="17"/></text:span><text:span text:style-name="T81">= </text:span><text:span text:style-name="T84">sum </text:span><text:span text:style-name="T95">h in Xj </text:span><text:span text:style-name="T103"><text:s/></text:span><text:span text:style-name="T113">V</text:span><text:span text:style-name="T90">j</text:span><text:span text:style-name="T103">(h)</text:span></text:p>
      <text:p text:style-name="P46"><text:span text:style-name="T98"/></text:p>
      <text:p text:style-name="P48"><text:span text:style-name="T107">מכאן נובע, שהמנה בצד שמאל: </text:span><text:span text:style-name="T114">V</text:span><text:span text:style-name="T91">i</text:span><text:span text:style-name="T114">(X</text:span><text:span text:style-name="T91">j</text:span><text:span text:style-name="T114">) / V</text:span><text:span text:style-name="T91">j</text:span><text:span text:style-name="T114">(X</text:span><text:span text:style-name="T91">j</text:span><text:span text:style-name="T114">)</text:span><text:span text:style-name="T107"> </text:span><text:span text:style-name="T108">, </text:span><text:span text:style-name="T107">היא </text:span><text:span text:style-name="T115">ממוצע משוקלל </text:span><text:span text:style-name="T107">של הערכים r(h), כאשר המשקל של כל ערך r(h) הוא </text:span><text:span text:style-name="T114">V</text:span><text:span text:style-name="T92">j</text:span><text:span text:style-name="T109">(h) <text:s text:c="3"/></text:span><text:span text:style-name="T107">(ממוצע משוקלל = סכום הערכים כפול המשקלים, מחולק בסכום המשקלים).</text:span></text:p>
      <text:p text:style-name="P48"><text:span text:style-name="T107"/></text:p>
      <text:p text:style-name="P47"><text:span text:style-name="T100">כל ממוצע משוקלל של ערכים, קטן או שווה מהערך המקסימלי. </text:span><text:span text:style-name="T99">לכן</text:span><text:span text:style-name="T100">:</text:span></text:p>
      <text:p text:style-name="P33"><text:span text:style-name="T110">V</text:span><text:span text:style-name="T86">i</text:span><text:span text:style-name="T110">(X</text:span><text:span text:style-name="T86">j</text:span><text:span text:style-name="T110">) / V</text:span><text:span text:style-name="T86">j</text:span><text:span text:style-name="T110">(X</text:span><text:span text:style-name="T86">j</text:span><text:span text:style-name="T110">) <text:s text:c="3"/>≤ <text:s text:c="2"/></text:span><text:span text:style-name="T101">max </text:span><text:span text:style-name="T94">h </text:span><text:span text:style-name="T93">in Xj </text:span><text:span text:style-name="T96"><text:s/>r(</text:span><text:span text:style-name="T98">h</text:span><text:span text:style-name="T96">)*</text:span><text:span text:style-name="T110">V</text:span><text:span text:style-name="T87">j</text:span><text:span text:style-name="T96">(h) </text:span><text:span text:style-name="T99">= </text:span><text:span text:style-name="T110"><text:s/></text:span><text:span text:style-name="T112">r</text:span><text:span text:style-name="T110">(g)</text:span></text:p>
      <text:p text:style-name="P43"><text:span text:style-name="T122">כיוון ש-</text:span><text:span text:style-name="T127">g</text:span><text:span text:style-name="T122"> הוגדר כחפץ שהיחס r(g) עבורו הוא מקסימלי. <text:s text:c="3"/>***</text:span></text:p>
      <text:p text:style-name="P43"><text:span text:style-name="T122"/></text:p>
      <text:p text:style-name="P43"><text:span text:style-name="T122"/></text:p>
      <text:p text:style-name="P6">מקורות</text:p>
      <text:list xml:id="list511268404" text:style-name="L1">
        <text:list-item>
          <text:p text:style-name="P49"><text:span text:style-name="Citation"><text:span text:style-name="T64">Lipton, R. J.; Markakis, E.; Mossel, E.; Saberi, A. (2004). "On approximately fair allocations of indivisible goods". Proceedings of the 5th ACM conference on Electronic commerce - EC '04. p. 125. </text:span></text:span><text:a xlink:type="simple" xlink:href="https://en.wikipedia.org/wiki/Digital_object_identifier" text:style-name="Internet_20_link" text:visited-style-name="Visited_20_Internet_20_Link"><text:span text:style-name="Citation">doi</text:span></text:a><text:span text:style-name="Citation"><text:span text:style-name="T64">:</text:span></text:span><text:a xlink:type="simple" xlink:href="https://doi.org/10.1145%2F988772.988792" text:style-name="Internet_20_link" text:visited-style-name="Visited_20_Internet_20_Link"><text:span text:style-name="Citation">10.1145/988772.988792</text:span></text:a><text:span text:style-name="Citation"><text:span text:style-name="T64">.</text:span></text:span><text:span text:style-name="Citation"><text:span text:style-name="T65"> - אלגוריתם מעגלי הקנאה</text:span></text:span></text:p>
        </text:list-item>
        <text:list-item>
          <text:p text:style-name="P49"><text:span text:style-name="Citation"><text:span text:style-name="T64">Caragiannis, Ioannis; Kurokawa, David; Moulin, Hervé; Procaccia, Ariel D.; Shah, Nisarg; Wang, Junxing (2016). The Unreasonable Fairness of Maximum Nash Welfare. Proceedings of the 2016 </text:span></text:span><text:soft-page-break/><text:span text:style-name="Citation"><text:span text:style-name="T64">ACM Conference on Economics and Computation - EC '16. p. 305. </text:span></text:span><text:a xlink:type="simple" xlink:href="https://en.wikipedia.org/wiki/Digital_object_identifier" text:style-name="Internet_20_link" text:visited-style-name="Visited_20_Internet_20_Link"><text:span text:style-name="Citation">doi</text:span></text:a><text:span text:style-name="Citation"><text:span text:style-name="T64">:</text:span></text:span><text:a xlink:type="simple" xlink:href="https://doi.org/10.1145%2F2940716.2940726" text:style-name="Internet_20_link" text:visited-style-name="Visited_20_Internet_20_Link"><text:span text:style-name="Citation">10.1145/2940716.2940726</text:span></text:a><text:span text:style-name="Citation"><text:span text:style-name="T64">. </text:span></text:span><text:a xlink:type="simple" xlink:href="https://en.wikipedia.org/wiki/International_Standard_Book_Number" text:style-name="Internet_20_link" text:visited-style-name="Visited_20_Internet_20_Link"><text:span text:style-name="Citation">ISBN</text:span></text:a><text:span text:style-name="Citation"><text:span text:style-name="T64"> </text:span></text:span><text:a xlink:type="simple" xlink:href="https://en.wikipedia.org/wiki/Special:BookSources/9781450339360" text:style-name="Internet_20_link" text:visited-style-name="Visited_20_Internet_20_Link"><text:span text:style-name="Citation">9781450339360</text:span></text:a><text:span text:style-name="Citation"><text:span text:style-name="T64">.</text:span></text:span><text:span text:style-name="Citation"><text:span text:style-name="T65"> - אלגוריתם מיקסום המכפלה</text:span></text:span></text:p>
        </text:list-item>
      </text:list>
      <text:list xml:id="list3681636482" text:style-name="L2">
        <text:list-header>
          <text:p text:style-name="P50"/>
          <text:p text:style-name="P50">‏</text:p>
        </text:list-header>
      </text:list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3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Nachlieli CLM" svg:font-family="'Nachlieli CLM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3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3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3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2" style:display-name="Default_2" style:family="paragraph" style:default-outline-level="">
      <style:paragraph-properties fo:margin-left="0in" fo:margin-right="0in" fo:margin-top="0in" fo:margin-bottom="0in" style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left="0in" fo:margin-right="0in" fo:margin-top="0in" fo:margin-bottom="0in" style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1" style:display-name="tx~LT~Gliederung 1" style:family="paragraph" style:default-outline-level="">
      <style:paragraph-properties fo:margin-left="0in" fo:margin-right="0in" fo:margin-top="0.19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left="0in" fo:margin-right="0in" fo:margin-top="0.1575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left="0in" fo:margin-right="0in" fo:margin-top="0.1181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left="0in" fo:margin-right="0in" fo:margin-top="0.0783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4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0-11-18T15:28:43.025000000</dc:date>
    <meta:editing-duration>P14DT23H42M51S</meta:editing-duration>
    <meta:editing-cycles>1627</meta:editing-cycles>
    <meta:document-statistic meta:table-count="0" meta:image-count="0" meta:object-count="0" meta:page-count="4" meta:paragraph-count="75" meta:word-count="946" meta:character-count="5379" meta:non-whitespace-character-count="4322"/>
  </office:meta>
</office:document-meta>
</file>